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Pictures/1000000000000011000001964603F1D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6.787cm" fo:min-width="12.3cm"/>
    </style:style>
    <style:style style:name="gr6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62cm" fo:min-width="2.3cm"/>
    </style:style>
    <style:style style:name="gr9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85cm" fo:min-width="11.5cm"/>
    </style:style>
    <style:style style:name="gr11" style:family="graphic" style:parent-style-name="standard">
      <style:graphic-properties draw:textarea-horizontal-align="justify" draw:textarea-vertical-align="middle" draw:auto-grow-height="false" fo:min-height="0.987cm" fo:min-width="11.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.73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16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9" style:family="graphic" style:parent-style-name="standard">
      <style:graphic-properties draw:textarea-horizontal-align="justify" draw:textarea-vertical-align="middle" draw:auto-grow-height="false" fo:min-height="0.621cm" fo:min-width="1.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6.487cm" fo:min-width="9.7cm"/>
    </style:style>
    <style:style style:name="gr23" style:family="graphic" style:parent-style-name="standard">
      <style:graphic-properties draw:textarea-horizontal-align="justify" draw:textarea-vertical-align="middle" draw:auto-grow-height="false" fo:min-height="0.85cm" fo:min-width="8.1cm"/>
    </style:style>
    <style:style style:name="gr24" style:family="graphic" style:parent-style-name="standard">
      <style:graphic-properties draw:textarea-horizontal-align="justify" draw:textarea-vertical-align="middle" draw:auto-grow-height="false" fo:min-height="0.987cm" fo:min-width="8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29" style:family="graphic" style:parent-style-name="standard">
      <style:graphic-properties draw:textarea-horizontal-align="justify" draw:textarea-vertical-align="middle" draw:auto-grow-height="false" fo:min-height="0.621cm" fo:min-width="1.94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8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4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style:font-name="Microsoft Sans Serif" fo:font-size="11pt" style:font-size-asian="11pt" style:font-size-complex="11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style:font-name="Microsoft Sans Serif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494cm" svg:height="11.798cm" draw:transform="skewX (-0.000174532925199433) rotate (-1.57289072189729) translate (12.299cm 8.234cm)">
          <draw:image xlink:href="Pictures/1000000000000011000001964603F1D9.png" xlink:type="simple" xlink:show="embed" xlink:actuate="onLoad">
            <text:p/>
          </draw:image>
        </draw:frame>
        <draw:custom-shape draw:style-name="gr2" draw:text-style-name="P1" draw:layer="layout" svg:width="1.5cm" svg:height="0.87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347cm" svg:height="0.729cm" svg:x="1.153cm" svg:y="1.071cm">
          <draw:text-box>
            <text:p><text:span text:style-name="T1">View</text:span></text:p>
          </draw:text-box>
        </draw:frame>
        <draw:line draw:style-name="gr4" draw:text-style-name="P1" draw:layer="layout" svg:x1="2.5cm" svg:y1="1.9cm" svg:x2="2.5cm" svg:y2="2.6cm">
          <text:p/>
        </draw:line>
        <draw:custom-shape draw:style-name="gr5" draw:text-style-name="P1" draw:layer="layout" svg:width="12.8cm" svg:height="7.637cm" svg:x="0.2cm" svg:y="2.5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0.87cm" svg:x="2.6cm" svg:y="8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2.6cm" svg:y="8.886cm">
          <draw:text-box>
            <text:p text:style-name="P1"><text:span text:style-name="T1">View Book Invoices</text:span></text:p>
          </draw:text-box>
        </draw:frame>
        <draw:custom-shape draw:style-name="gr8" draw:text-style-name="P1" draw:layer="layout" svg:width="2.8cm" svg:height="0.87cm" svg:x="5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0.8cm" svg:height="4.4cm" svg:x="0.8cm" svg:y="4.2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7.5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6.46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2cm" svg:height="1.1cm" svg:x="0.5cm" svg:y="5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2cm" svg:height="1.237cm" svg:x="0.5cm" svg:y="4.1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2.1cm" svg:y1="8.663cm" svg:x2="2.1cm" svg:y2="4.263cm">
          <text:p/>
        </draw:line>
        <draw:frame draw:style-name="gr13" draw:text-style-name="P4" draw:layer="layout" svg:width="2cm" svg:height="1.055cm" svg:x="2.8cm" svg:y="4.363cm">
          <draw:text-box>
            <text:p><text:span text:style-name="T2">Book</text:span></text:p>
            <text:p><text:span text:style-name="T2">Title</text:span></text:p>
          </draw:text-box>
        </draw:frame>
        <draw:frame draw:style-name="gr13" draw:text-style-name="P2" draw:layer="layout" svg:width="2.6cm" svg:height="1.055cm" svg:x="1.9cm" svg:y="4.763cm">
          <draw:text-box>
            <text:p><text:span text:style-name="T2">ISBN</text:span></text:p>
          </draw:text-box>
        </draw:frame>
        <draw:line draw:style-name="gr12" draw:text-style-name="P1" draw:layer="layout" svg:x1="3cm" svg:y1="4.263cm" svg:x2="3cm" svg:y2="8.663cm">
          <text:p/>
        </draw:line>
        <draw:frame draw:style-name="gr14" draw:text-style-name="P2" draw:layer="layout" svg:width="2.7cm" svg:height="1.418cm" svg:x="3.8cm" svg:y="4.4cm">
          <draw:text-box>
            <text:p><text:span text:style-name="T2">NoOf</text:span></text:p>
            <text:p><text:span text:style-name="T2">Pages</text:span></text:p>
          </draw:text-box>
        </draw:frame>
        <draw:line draw:style-name="gr12" draw:text-style-name="P1" draw:layer="layout" svg:x1="3.9cm" svg:y1="4.2cm" svg:x2="3.9cm" svg:y2="8.663cm">
          <text:p/>
        </draw:line>
        <draw:frame draw:style-name="gr15" draw:text-style-name="P2" draw:layer="layout" svg:width="1.4cm" svg:height="0.653cm" svg:x="4.9cm" svg:y="4.763cm">
          <draw:text-box>
            <text:p><text:span text:style-name="T2">Size</text:span></text:p>
          </draw:text-box>
        </draw:frame>
        <draw:line draw:style-name="gr12" draw:text-style-name="P1" draw:layer="layout" svg:x1="5.1cm" svg:y1="4.2cm" svg:x2="5.1cm" svg:y2="8.663cm">
          <text:p/>
        </draw:line>
        <draw:line draw:style-name="gr12" draw:text-style-name="P1" draw:layer="layout" svg:x1="5.8cm" svg:y1="4.2cm" svg:x2="5.8cm" svg:y2="8.663cm">
          <text:p/>
        </draw:line>
        <draw:frame draw:style-name="gr13" draw:text-style-name="P2" draw:layer="layout" svg:width="2.8cm" svg:height="1.055cm" svg:x="5.7cm" svg:y="4.763cm">
          <draw:text-box>
            <text:p><text:span text:style-name="T2">Back</text:span></text:p>
          </draw:text-box>
        </draw:frame>
        <draw:frame draw:style-name="gr13" draw:text-style-name="P2" draw:layer="layout" svg:width="1.9cm" svg:height="1.055cm" svg:x="6.6cm" svg:y="4.763cm">
          <draw:text-box>
            <text:p><text:span text:style-name="T2">Cover</text:span></text:p>
          </draw:text-box>
        </draw:frame>
        <draw:line draw:style-name="gr12" draw:text-style-name="P1" draw:layer="layout" svg:x1="6.8cm" svg:y1="4.2cm" svg:x2="6.8cm" svg:y2="8.663cm">
          <text:p/>
        </draw:line>
        <draw:frame draw:style-name="gr13" draw:text-style-name="P2" draw:layer="layout" svg:width="2.1cm" svg:height="1.055cm" svg:x="7.6cm" svg:y="4.763cm">
          <draw:text-box>
            <text:p><text:span text:style-name="T2">Paper</text:span></text:p>
          </draw:text-box>
        </draw:frame>
        <draw:line draw:style-name="gr12" draw:text-style-name="P1" draw:layer="layout" svg:x1="0.2cm" svg:y1="3.163cm" svg:x2="13cm" svg:y2="3.13cm">
          <text:p/>
        </draw:line>
        <draw:line draw:style-name="gr12" draw:text-style-name="P1" draw:layer="layout" svg:x1="12.369cm" svg:y1="2.586cm" svg:x2="13cm" svg:y2="3.13cm">
          <text:p/>
        </draw:line>
        <draw:line draw:style-name="gr12" draw:text-style-name="P1" draw:layer="layout" svg:x1="12.369cm" svg:y1="3.13cm" svg:x2="13cm" svg:y2="2.586cm">
          <text:p/>
        </draw:line>
        <draw:custom-shape draw:style-name="gr16" draw:text-style-name="P1" draw:layer="layout" svg:width="0.631cm" svg:height="0.311cm" svg:x="11.58cm" svg:y="2.7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631cm" svg:height="0.078cm" svg:x="11.58cm" svg:y="2.6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0.87cm" svg:y1="2.974cm" svg:x2="11.343cm" svg:y2="2.974cm">
          <text:p/>
        </draw:line>
        <draw:frame draw:style-name="gr18" draw:text-style-name="P5" draw:layer="layout" svg:width="2.6cm" svg:height="1.207cm" svg:x="5.3cm" svg:y="2.5cm">
          <draw:text-box>
            <text:p text:style-name="P1"><text:span text:style-name="T3">View Menu</text:span></text:p>
          </draw:text-box>
        </draw:frame>
        <draw:custom-shape draw:style-name="gr19" draw:text-style-name="P1" draw:layer="layout" svg:width="1.9cm" svg:height="0.871cm" svg:x="0.5cm" svg:y="8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cm" svg:height="1.457cm" svg:x="0.5cm" svg:y="8.863cm">
          <draw:text-box>
            <text:p text:style-name="P1"><text:span text:style-name="T1">View</text:span></text:p>
            <text:p text:style-name="P1"><text:span text:style-name="T1">Royalties</text:span></text:p>
          </draw:text-box>
        </draw:frame>
        <draw:frame draw:style-name="gr7" draw:text-style-name="P2" draw:layer="layout" svg:width="1.447cm" svg:height="1.055cm" svg:x="5.053cm" svg:y="9.086cm">
          <draw:text-box>
            <text:p><text:span text:style-name="T1"/></text:p>
            <text:p><text:span text:style-name="T1"/></text:p>
          </draw:text-box>
        </draw:frame>
        <draw:frame draw:style-name="gr7" draw:text-style-name="P2" draw:layer="layout" svg:width="1.447cm" svg:height="1.055cm" svg:x="5.053cm" svg:y="9.087cm">
          <draw:text-box>
            <text:p><text:span text:style-name="T1"/></text:p>
            <text:p><text:span text:style-name="T1"/></text:p>
          </draw:text-box>
        </draw:frame>
        <draw:frame draw:style-name="gr21" draw:text-style-name="P3" draw:layer="layout" svg:width="3.047cm" svg:height="1.092cm" svg:x="5.053cm" svg:y="8.908cm">
          <draw:text-box>
            <text:p text:style-name="P1"><text:span text:style-name="T1">View Publishing Invoices</text:span></text:p>
          </draw:text-box>
        </draw:frame>
        <draw:line draw:style-name="gr12" draw:text-style-name="P1" draw:layer="layout" svg:x1="7.8cm" svg:y1="4.2cm" svg:x2="7.8cm" svg:y2="8.6cm">
          <text:p/>
        </draw:line>
        <draw:frame draw:style-name="gr13" draw:text-style-name="P2" draw:layer="layout" svg:width="2.1cm" svg:height="1.055cm" svg:x="8.6cm" svg:y="4.745cm">
          <draw:text-box>
            <text:p><text:span text:style-name="T2">Font</text:span></text:p>
          </draw:text-box>
        </draw:frame>
        <draw:line draw:style-name="gr12" draw:text-style-name="P1" draw:layer="layout" svg:x1="8.8cm" svg:y1="4.2cm" svg:x2="8.8cm" svg:y2="8.7cm">
          <text:p/>
        </draw:line>
        <draw:frame draw:style-name="gr13" draw:text-style-name="P2" draw:layer="layout" svg:width="2.1cm" svg:height="1.055cm" svg:x="9.4cm" svg:y="4.345cm">
          <draw:text-box>
            <text:p><text:span text:style-name="T2">Font</text:span></text:p>
            <text:p><text:span text:style-name="T2">Size</text:span></text:p>
          </draw:text-box>
        </draw:frame>
        <draw:line draw:style-name="gr12" draw:text-style-name="P1" draw:layer="layout" svg:x1="9.6cm" svg:y1="4.2cm" svg:x2="9.6cm" svg:y2="8.7cm">
          <text:p/>
        </draw:line>
        <draw:frame draw:style-name="gr1" draw:text-style-name="P1" draw:layer="layout" svg:width="0.423cm" svg:height="4.6cm" svg:x="12.5cm" svg:y="4.2cm">
          <draw:image xlink:href="Pictures/1000000000000010000000D697AE9DD8.png" xlink:type="simple" xlink:show="embed" xlink:actuate="onLoad">
            <text:p/>
          </draw:image>
        </draw:frame>
        <draw:line draw:style-name="gr4" draw:text-style-name="P1" draw:layer="layout" svg:x1="2cm" svg:y1="9.9cm" svg:x2="2cm" svg:y2="10.9cm">
          <text:p/>
        </draw:line>
        <draw:custom-shape draw:style-name="gr22" draw:text-style-name="P1" draw:layer="layout" svg:width="10.2cm" svg:height="6.737cm" svg:x="1cm" svg:y="10.8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5.1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4.0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8.6cm" svg:height="1.1cm" svg:x="1.6cm" svg:y="1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8.6cm" svg:height="1.237cm" svg:x="1.6cm" svg:y="11.763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.5cm" svg:y1="16.263cm" svg:x2="3.5cm" svg:y2="11.863cm">
          <text:p/>
        </draw:line>
        <draw:frame draw:style-name="gr13" draw:text-style-name="P4" draw:layer="layout" svg:width="2.6cm" svg:height="1.055cm" svg:x="1.4cm" svg:y="12.363cm">
          <draw:text-box>
            <text:p><text:span text:style-name="T2">RoyaltiesID</text:span></text:p>
          </draw:text-box>
        </draw:frame>
        <draw:frame draw:style-name="gr13" draw:text-style-name="P2" draw:layer="layout" svg:width="2.6cm" svg:height="1.055cm" svg:x="3.3cm" svg:y="12.363cm">
          <draw:text-box>
            <text:p><text:span text:style-name="T2">AuthorID</text:span></text:p>
          </draw:text-box>
        </draw:frame>
        <draw:frame draw:style-name="gr13" draw:text-style-name="P2" draw:layer="layout" svg:width="3.5cm" svg:height="1.055cm" svg:x="4.9cm" svg:y="12.363cm">
          <draw:text-box>
            <text:p><text:span text:style-name="T2">RoyaltyPayment</text:span></text:p>
          </draw:text-box>
        </draw:frame>
        <draw:line draw:style-name="gr12" draw:text-style-name="P1" draw:layer="layout" svg:x1="5cm" svg:y1="11.8cm" svg:x2="5cm" svg:y2="16.263cm">
          <text:p/>
        </draw:line>
        <draw:frame draw:style-name="gr25" draw:text-style-name="P2" draw:layer="layout" svg:width="3.9cm" svg:height="1.457cm" svg:x="7.7cm" svg:y="12.363cm">
          <draw:text-box>
            <text:p><text:span text:style-name="T2">RoyaltiesDate</text:span></text:p>
          </draw:text-box>
        </draw:frame>
        <draw:line draw:style-name="gr12" draw:text-style-name="P1" draw:layer="layout" svg:x1="7.8cm" svg:y1="11.8cm" svg:x2="7.8cm" svg:y2="16.263cm">
          <text:p/>
        </draw:line>
        <draw:line draw:style-name="gr12" draw:text-style-name="P1" draw:layer="layout" svg:x1="1cm" svg:y1="11.463cm" svg:x2="11.2cm" svg:y2="11.4cm">
          <text:p/>
        </draw:line>
        <draw:line draw:style-name="gr12" draw:text-style-name="P1" draw:layer="layout" svg:x1="10.469cm" svg:y1="10.886cm" svg:x2="11.1cm" svg:y2="11.43cm">
          <text:p/>
        </draw:line>
        <draw:line draw:style-name="gr12" draw:text-style-name="P1" draw:layer="layout" svg:x1="10.469cm" svg:y1="11.43cm" svg:x2="11.1cm" svg:y2="10.886cm">
          <text:p/>
        </draw:line>
        <draw:custom-shape draw:style-name="gr16" draw:text-style-name="P1" draw:layer="layout" svg:width="0.631cm" svg:height="0.311cm" svg:x="9.68cm" svg:y="11.041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8.97cm" svg:y1="11.274cm" svg:x2="9.443cm" svg:y2="11.274cm">
          <text:p/>
        </draw:line>
        <draw:frame draw:style-name="gr18" draw:text-style-name="P5" draw:layer="layout" svg:width="4.6cm" svg:height="1.207cm" svg:x="4.2cm" svg:y="10.793cm">
          <draw:text-box>
            <text:p text:style-name="P1"><text:span text:style-name="T3">View Royalties</text:span></text:p>
          </draw:text-box>
        </draw:frame>
        <draw:line draw:style-name="gr12" draw:text-style-name="P1" draw:layer="layout" svg:x1="10.2cm" svg:y1="11.8cm" svg:x2="10.2cm" svg:y2="16.3cm">
          <text:p/>
        </draw:line>
        <draw:frame draw:style-name="gr1" draw:text-style-name="P1" draw:layer="layout" svg:width="0.423cm" svg:height="4.6cm" svg:x="10.277cm" svg:y="11.7cm">
          <draw:image xlink:href="Pictures/1000000000000010000000D697AE9DD8.png" xlink:type="simple" xlink:show="embed" xlink:actuate="onLoad">
            <text:p/>
          </draw:image>
        </draw:frame>
        <draw:frame draw:style-name="gr26" draw:text-style-name="P2" draw:layer="layout" svg:width="11cm" svg:height="1.859cm" svg:x="3.3cm" svg:y="0.741cm">
          <draw:text-box>
            <text:p><text:span text:style-name="T1">A full view of each book from an author can be seen here, The user can see every detail about the books, or details about royalties and invoices as a whole. Buttons are spaced out to avoid clicking the wrong button.</text:span></text:p>
          </draw:text-box>
        </draw:frame>
        <draw:frame draw:style-name="gr13" draw:text-style-name="P2" draw:layer="layout" svg:width="2.6cm" svg:height="1.055cm" svg:x="0.3cm" svg:y="4.745cm">
          <draw:text-box>
            <text:p><text:span text:style-name="T2">AuthorID</text:span></text:p>
          </draw:text-box>
        </draw:frame>
        <draw:line draw:style-name="gr4" draw:text-style-name="P1" draw:layer="layout" svg:x1="11.7cm" svg:y1="12.1cm" svg:x2="10.7cm" svg:y2="12.8cm">
          <text:p/>
        </draw:line>
        <draw:frame draw:style-name="gr27" draw:text-style-name="P2" draw:layer="layout" svg:width="2.5cm" svg:height="3.467cm" svg:x="11.4cm" svg:y="10.7cm">
          <draw:text-box>
            <text:p><text:span text:style-name="T1">Scroll bars allow lots of data to be seen without requiring large amounts of space</text:span></text:p>
          </draw:text-box>
        </draw:frame>
        <draw:frame draw:style-name="gr28" draw:text-style-name="P2" draw:layer="layout" svg:width="3.4cm" svg:height="0.653cm" svg:x="0.2cm" svg:y="0.4cm">
          <draw:text-box>
            <text:p><text:span text:style-name="T1">(From Main Menu)</text:span></text:p>
          </draw:text-box>
        </draw:frame>
        <draw:line draw:style-name="gr12" draw:text-style-name="P1" draw:layer="layout" svg:x1="10.4cm" svg:y1="4.2cm" svg:x2="10.4cm" svg:y2="8.7cm">
          <text:p/>
        </draw:line>
        <draw:frame draw:style-name="gr13" draw:text-style-name="P2" draw:layer="layout" svg:width="1.3cm" svg:height="1.055cm" svg:x="10.3cm" svg:y="4.4cm">
          <draw:text-box>
            <text:p><text:span text:style-name="T2">Date</text:span></text:p>
            <text:p><text:span text:style-name="T2">Pub</text:span></text:p>
          </draw:text-box>
        </draw:frame>
        <draw:line draw:style-name="gr12" draw:text-style-name="P1" draw:layer="layout" svg:x1="11.4cm" svg:y1="4.2cm" svg:x2="11.4cm" svg:y2="8.7cm">
          <text:p/>
        </draw:line>
        <draw:frame draw:style-name="gr13" draw:text-style-name="P2" draw:layer="layout" svg:width="1.5cm" svg:height="1.055cm" svg:x="11.3cm" svg:y="4.7cm">
          <draw:text-box>
            <text:p><text:span text:style-name="T2">Price</text:span></text:p>
          </draw:text-box>
        </draw:frame>
        <draw:custom-shape draw:style-name="gr29" draw:text-style-name="P1" draw:layer="layout" svg:width="2.447cm" svg:height="0.871cm" svg:x="1.6cm" svg:y="16.4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947cm" svg:height="1.457cm" svg:x="1.4cm" svg:y="16.443cm">
          <draw:text-box>
            <text:p text:style-name="P1"><text:span text:style-name="T1">View Royalties Items</text:span></text:p>
          </draw:text-box>
        </draw:frame>
        <draw:frame draw:style-name="gr30" draw:text-style-name="P6" draw:layer="layout" svg:width="3.978cm" svg:height="0.653cm" svg:x="1.922cm" svg:y="10.247cm">
          <draw:text-box>
            <text:p><text:span text:style-name="T4">Opens in New window</text:span></text:p>
          </draw:text-box>
        </draw:frame>
        <draw:custom-shape draw:style-name="gr6" draw:text-style-name="P1" draw:layer="layout" svg:width="2.1cm" svg:height="0.87cm" svg:x="10.4cm" svg:y="8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2.5cm" svg:height="0.653cm" svg:x="10.3cm" svg:y="9.087cm">
          <draw:text-box>
            <text:p text:style-name="P1"><text:span text:style-name="T1">Delete Book</text:span></text:p>
          </draw:text-box>
        </draw:frame>
        <draw:custom-shape draw:style-name="gr6" draw:text-style-name="P1" draw:layer="layout" svg:width="2.1cm" svg:height="0.87cm" svg:x="8.1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2.2cm" svg:height="1.055cm" svg:x="8.2cm" svg:y="9.093cm">
          <draw:text-box>
            <text:p text:style-name="P1"><text:span text:style-name="T1">Add Book</text:span></text:p>
          </draw:text-box>
        </draw:frame>
        <draw:custom-shape draw:style-name="gr6" draw:text-style-name="P1" draw:layer="layout" svg:width="2.1cm" svg:height="0.87cm" svg:x="8.6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2.5cm" svg:height="1.457cm" svg:x="8.9cm" svg:y="16.345cm">
          <draw:text-box>
            <text:p text:style-name="P1"><text:span text:style-name="T1">Delete </text:span></text:p>
            <text:p text:style-name="P1"><text:span text:style-name="T1">Entry</text:span></text:p>
            <text:p text:style-name="P1"><text:span text:style-name="T1"/></text:p>
          </draw:text-box>
        </draw:frame>
        <draw:line draw:style-name="gr4" draw:text-style-name="P1" draw:layer="layout" svg:x1="10.7cm" svg:y1="16.9cm" svg:x2="12.4cm" svg:y2="16.9cm">
          <text:p/>
        </draw:line>
        <draw:line draw:style-name="gr12" draw:text-style-name="P1" draw:layer="layout" svg:x1="13.3cm" svg:y1="9.8cm" svg:x2="14.1cm" svg:y2="9.8cm">
          <text:p/>
        </draw:line>
        <draw:line draw:style-name="gr4" draw:text-style-name="P1" draw:layer="layout" svg:x1="14.1cm" svg:y1="9.8cm" svg:x2="14cm" svg:y2="16.8cm">
          <text:p/>
        </draw:line>
        <draw:frame draw:style-name="gr20" draw:text-style-name="P3" draw:layer="layout" svg:width="2.5cm" svg:height="1.457cm" svg:x="12.4cm" svg:y="16.743cm">
          <draw:text-box>
            <text:p text:style-name="P1"><text:span text:style-name="T1">Verification</text:span></text:p>
            <text:p text:style-name="P1"><text:span text:style-name="T1">Window</text:span></text:p>
            <text:p text:style-name="P1"><text:span text:style-name="T1"/></text:p>
          </draw:text-box>
        </draw:frame>
        <draw:custom-shape draw:style-name="gr6" draw:text-style-name="P1" draw:layer="layout" svg:width="1.599cm" svg:height="0.664cm" svg:x="10.801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3" draw:layer="layout" svg:width="1.499cm" svg:height="0.653cm" svg:x="10.901cm" svg:y="3.287cm">
          <draw:text-box>
            <text:p text:style-name="P1"><text:span text:style-name="T1">Back</text:span></text:p>
          </draw:text-box>
        </draw:frame>
        <draw:line draw:style-name="gr4" draw:text-style-name="P1" draw:layer="layout" svg:x1="13.3cm" svg:y1="3.8cm" svg:x2="12.4cm" svg:y2="3.7cm">
          <text:p/>
        </draw:line>
        <draw:frame draw:style-name="gr32" draw:text-style-name="P7" draw:layer="layout" svg:width="1.5cm" svg:height="2.011cm" svg:x="13.3cm" svg:y="3.5cm">
          <draw:text-box>
            <text:p><text:span text:style-name="T5">Back to Main 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11:21.534000000</meta:creation-date>
    <dc:date>2015-01-13T21:10:37.145000000</dc:date>
    <meta:editing-duration>PT2H33M34S</meta:editing-duration>
    <meta:editing-cycles>22</meta:editing-cycles>
    <meta:generator>LibreOffice/4.3.2.2$Windows_x86 LibreOffice_project/edfb5295ba211bd31ad47d0bad0118690f76407d</meta:generator>
    <meta:document-statistic meta:object-count="91"/>
  </office:meta>
</office:document-meta>
</file>